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207034" officeooo:paragraph-rsid="00207034"/>
    </style:style>
    <style:style style:name="P2" style:family="paragraph" style:parent-style-name="Text_20_body">
      <style:text-properties officeooo:rsid="00207034" officeooo:paragraph-rsid="002118f4"/>
    </style:style>
    <style:style style:name="P3" style:family="paragraph" style:parent-style-name="Text_20_body">
      <style:text-properties fo:font-weight="bold" officeooo:rsid="00207034" officeooo:paragraph-rsid="00207034" style:font-weight-asian="bold" style:font-weight-complex="bold"/>
    </style:style>
    <style:style style:name="P4" style:family="paragraph" style:parent-style-name="Text_20_body">
      <style:text-properties officeooo:paragraph-rsid="00225233"/>
    </style:style>
    <style:style style:name="T1" style:family="text">
      <style:text-properties officeooo:rsid="00207034"/>
    </style:style>
    <style:style style:name="T2" style:family="text">
      <style:text-properties officeooo:rsid="00225233"/>
    </style:style>
    <style:style style:name="T3" style:family="text">
      <style:text-properties fo:font-weight="normal" officeooo:rsid="00225233"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Emphasis">Article: "Naviguer le Labyrinthe Électoral: Le Paradoxe de Condorcet"</text:span></text:p>
      <text:p text:style-name="Text_20_body"><text:span text:style-name="Emphasis"/></text:p>
      <text:p text:style-name="Text_20_body"><text:span text:style-name="Strong_20_Emphasis">I. Le Paradoxe de Condorcet:</text:span></text:p>
      <text:p text:style-name="Standard">Le Paradoxe de Condorcet, une énigme qui s'insinue au cœur des systèmes électoraux, remet en question la cohérence de la démocratie collective. Cette complexité, décelée au XVIIIe siècle par le philosophe et mathématicien français Marquis de Condorcet, souligne les limites apparentes des choix démocratiques. Cette étude s'attelle à dévoiler la nature intrigante de ce paradoxe, en se penchant sur un exemple concret impliquant trois candidats : A, B, et C.</text:p>
      <text:p text:style-name="Standard"/>
      <text:p text:style-name="Text_20_body">Le Paradoxe de Condorcet expose une disharmonie au sein des préférences démocratiques collectives. Il surgit lorsque des préférences individuelles rationnelles, exprimées par une majorité, génèrent des résultats contradictoires. Malgré des préférences claires entre chaque paire de candidats, la compilation de ces choix crée une boucle circulaire, remettant en question la cohérence du processus démocratique. La découverte originelle de Condorcet suscite une interrogation profonde quant à la possibilité d'atteindre une perfection électorale.</text:p>
      <text:p text:style-name="Text_20_body">Pour illustrer le Paradoxe de Condorcet, imaginons une situation où la majorité des gens préfère A à B, B à C, et C à A. Si l'on examine chaque paire de candidats séparément, cela semble logique, avec des préférences claires. Cependant, lorsque l'on rassemble ces préférences, cela crée un cercle, ce qui va à l'encontre de ce que l'on attendrait dans une démocratie normale. Cet exemple met en lumière la complexité et le mystère du Paradoxe de Condorcet, montrant à quel point il est délicat de concilier les choix individuels avec la volonté collective.</text:p>
      <text:p text:style-name="Text_20_body">L'héritage intellectuel de Condorcet, tel qu'illustré par ce paradoxe, encourage à réfléchir profondément sur la nature des processus électoraux. Résoudre ce dilemme demande d'explorer attentivement comment les choix s'imbriquent et s'agrégent dans les systèmes électoraux. À travers les siècles, ce paradoxe demeure une source d'inspiration pour les penseurs qui aspirent à concevoir des modèles électoraux plus justes et représentatifs, soulignant ainsi les défis continus auxquels fait face la démocratie.</text:p>
      <text:p text:style-name="Text_20_body"/>
      <text:p text:style-name="Text_20_body"/>
      <text:p text:style-name="Text_20_body"><text:span text:style-name="Strong_20_Emphasis">II. Probabilité du Paradoxe:</text:span></text:p>
      <text:p text:style-name="Text_20_body"/>
      <text:p text:style-name="Text_20_body"><text:span text:style-name="Strong_20_Emphasis">III. </text:span><text:span text:style-name="Strong_20_Emphasis"><text:span text:style-name="T2">La Quête du gagnant: </text:span></text:span><text:span text:style-name="Strong_20_Emphasis">Le Critère de Condorcet:</text:span></text:p>
      <text:p text:style-name="P4"><text:span text:style-name="Strong_20_Emphasis"><text:span text:style-name="T3">Il existe plusisieurs critères appelés Critères de Condorcet permettant d’évaluer les avantages et les inconvénients d’un système electoral. Aucun système électoral ne satisfait tous ces critères en raison du paradoxe de Condorcet, mais il est possible d’établir des préférences entre plusieurs systèmes électoraux en fonction du critère qu’on évalue.</text:span></text:span></text:p>
      <text:p text:style-name="P4"><text:span text:style-name="Strong_20_Emphasis"><text:span text:style-name="T3"/></text:span></text:p>
      <text:p text:style-name="P4"><text:span text:style-name="Strong_20_Emphasis"><text:span text:style-name="T3">TABLEAU</text:span></text:span></text:p>
      <text:p text:style-name="Text_20_body"><text:span text:style-name="Strong_20_Emphasis">IV. La Quête du Gagnant:</text:span></text:p>
      <text:p text:style-name="Text_20_body"/>
      <text:p text:style-name="Text_20_body"><text:soft-page-break/></text:p>
      <text:p text:style-name="P3">IV.I PRESENTATION DIFFERENTS CRITERES PRIMORDIAUX SCRUTIN</text:p>
      <text:p text:style-name="P1">[...]</text:p>
      <text:p text:style-name="P3">IV.II PRESENTATION DIFFERENTS SCRUTINS POSSIBLES</text:p>
      <text:p text:style-name="P2">[...]</text:p>
      <text:p text:style-name="P3">IV.IIITABLEAU DES CRITERES PRIMORDIAUX SATISFAIT PAR CHAQUE SCRUTIN</text:p>
      <text:p text:style-name="P2">[...]</text:p>
      <text:p text:style-name="Text_20_body"/>
      <text:p text:style-name="Text_20_body"/>
      <text:p text:style-name="Text_20_body"/>
      <text:p text:style-name="Text_20_body"><text:span text:style-name="Strong_20_Emphasis">Conclusion:</text:span></text:p>
      <text:p text:style-name="Text_20_body">En concluant notre exploration du Paradoxe de Condorcet, nous réalisons que la perfection en matière de système électoral semble hors de portée. Les mathématiques discrètes, à travers le prisme du paradoxe, nous offrent une compréhension profonde des défis qui persistent dans la démocratie moderne.</text:p>
      <text:p text:style-name="Text_20_body">La circularité des préférences collectives, illustrée par le Paradoxe de Condorcet, rappelle que chaque système électoral a ses limites. Cependant, la compréhension de ces limites peut servir de guide pour concevoir des systèmes plus équitables et représentatifs.</text:p>
      <text:p text:style-name="Text_20_body"/>
      <text:p text:style-name="Text_20_body"/>
      <text:p text:style-name="Text_20_body"><text:span text:style-name="Strong_20_Emphasis">Annexe Numérique:</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1T14:57:40.020488483</meta:creation-date>
    <dc:date>2023-12-12T17:56:03.494021409</dc:date>
    <meta:editing-duration>PT55M54S</meta:editing-duration>
    <meta:editing-cycles>18</meta:editing-cycles>
    <meta:generator>LibreOffice/7.6.2.1$Linux_X86_64 LibreOffice_project/60$Build-1</meta:generator>
    <meta:document-statistic meta:table-count="0" meta:image-count="0" meta:object-count="0" meta:page-count="2" meta:paragraph-count="21" meta:word-count="492" meta:character-count="3401" meta:non-whitespace-character-count="2930"/>
  </office:meta>
</office:document-meta>
</file>